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1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2.258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1.158cm" fo:min-width="2.3cm"/>
    </style:style>
    <style:style style:name="gr4" style:family="graphic" style:parent-style-name="standard">
      <style:graphic-properties draw:textarea-horizontal-align="justify" draw:textarea-vertical-align="middle" draw:auto-grow-height="false" fo:min-height="1.448cm" fo:min-width="3.602cm"/>
    </style:style>
    <style:style style:name="gr5" style:family="graphic" style:parent-style-name="standard">
      <style:graphic-properties draw:textarea-horizontal-align="justify" draw:textarea-vertical-align="middle" draw:auto-grow-height="false" fo:min-height="7.65cm" fo:min-width="2.3cm"/>
    </style:style>
    <style:style style:name="gr6" style:family="graphic" style:parent-style-name="standard">
      <style:graphic-properties draw:auto-grow-height="false" fo:min-height="17.504cm" fo:min-width="28.55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2.251cm" fo:min-width="1.506cm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27.86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1" style:family="graphic" style:parent-style-name="standard">
      <style:graphic-properties draw:marker-start="Arrow" draw:marker-end="Arrow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184cm" fo:min-width="5.1cm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9" style:family="graphic" style:parent-style-name="standard">
      <style:graphic-properties draw:stroke="dash" draw:stroke-dash="Fine_20_Dashed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4.4cm" svg:x="1.3cm" svg:y="4.9cm">
          <text:p text:style-name="P1"><text:span text:style-name="T1">Rabbit</text:span></text:p>
          <text:p text:style-name="P1"><text:span text:style-name="T1">MQ</text:span></text:p>
          <text:p text:style-name="P1"><text:span text:style-name="T1">Consum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508cm" svg:x="4.5cm" svg:y="4.981cm">
          <text:p text:style-name="P1">Fil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8cm" svg:height="11.408cm" svg:x="4.5cm" svg:y="7.892cm">
          <text:p text:style-name="P1">Operation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508cm" svg:x="8.7cm" svg:y="7.992cm">
          <text:p text:style-name="P1">Dcraw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508cm" svg:x="13.2cm" svg:y="8cm">
          <text:p text:style-name="P1">JDCRAW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8cm" svg:height="2.4cm" svg:x="18.4cm" svg:y="8.1cm">
          <text:p text:style-name="P1">Dcraw exec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cm" svg:height="7.9cm" svg:x="8.7cm" svg:y="11.4cm">
          <text:p text:style-name="P1">Adams</text:p>
          <text:p text:style-name="P1">Processor</text:p>
          <draw:enhanced-geometry svg:viewBox="0 0 21600 21600" draw:type="rectangle" draw:enhanced-path="M 0 0 L 21600 0 21600 21600 0 21600 0 0 Z N"/>
        </draw:custom-shape>
        <draw:custom-shape draw:style-name="gr6" draw:layer="layout" svg:width="29.3cm" svg:height="18cm" svg:x="0.2cm" svg:y="2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7.91830798133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xml:id="id2" draw:id="id2" draw:layer="layout" svg:width="3.8cm" svg:height="2.5cm" svg:x="10cm" svg:y="3.1cm">
          <text:p text:style-name="P1">Local</text:p>
          <text:p text:style-name="P1">Cach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8" draw:text-style-name="P1" xml:id="id4" draw:id="id4" draw:layer="layout" svg:width="28.8cm" svg:height="1.5cm" svg:x="0.4cm" svg:y="0.2cm">
          <text:p text:style-name="P1">CLOUD: To file storage serv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9" draw:text-style-name="P2" draw:layer="layout" svg:x1="3.7cm" svg:y1="6.2cm" svg:x2="4.6cm" svg:y2="6.2cm">
          <text:p/>
        </draw:line>
        <draw:line draw:style-name="gr9" draw:text-style-name="P2" draw:layer="layout" svg:x1="3.7cm" svg:y1="12.2cm" svg:x2="4.6cm" svg:y2="12.2cm">
          <text:p/>
        </draw:line>
        <draw:line draw:style-name="gr9" draw:text-style-name="P2" draw:layer="layout" svg:x1="7.3cm" svg:y1="8.4cm" svg:x2="8.7cm" svg:y2="8.4cm">
          <text:p/>
        </draw:line>
        <draw:line draw:style-name="gr10" draw:text-style-name="P2" draw:layer="layout" svg:x1="7.3cm" svg:y1="9.8cm" svg:x2="8.7cm" svg:y2="9.8cm">
          <text:p/>
        </draw:line>
        <draw:line draw:style-name="gr9" draw:text-style-name="P2" draw:layer="layout" svg:x1="7.3cm" svg:y1="13.1cm" svg:x2="8.7cm" svg:y2="13.1cm">
          <text:p/>
        </draw:line>
        <draw:line draw:style-name="gr9" draw:text-style-name="P2" draw:layer="layout" svg:x1="7.3cm" svg:y1="17.9cm" svg:x2="8.7cm" svg:y2="17.9cm">
          <text:p/>
        </draw:line>
        <draw:line draw:style-name="gr9" draw:text-style-name="P2" draw:layer="layout" svg:x1="11.5cm" svg:y1="8.6cm" svg:x2="13.1cm" svg:y2="8.6cm">
          <text:p/>
        </draw:line>
        <draw:line draw:style-name="gr10" draw:text-style-name="P2" draw:layer="layout" svg:x1="11.5cm" svg:y1="9.8cm" svg:x2="13.1cm" svg:y2="9.8cm">
          <text:p/>
        </draw:line>
        <draw:line draw:style-name="gr10" draw:text-style-name="P2" draw:layer="layout" svg:x1="16cm" svg:y1="9.9cm" svg:x2="18.7cm" svg:y2="9.9cm">
          <text:p/>
        </draw:line>
        <draw:line draw:style-name="gr9" draw:text-style-name="P2" draw:layer="layout" svg:x1="16cm" svg:y1="8.7cm" svg:x2="18.8cm" svg:y2="8.7cm">
          <text:p/>
        </draw:line>
        <draw:connector draw:style-name="gr11" draw:text-style-name="P1" draw:layer="layout" svg:x1="21.3cm" svg:y1="8.1cm" svg:x2="13.8cm" svg:y2="4.35cm" draw:start-shape="id1" draw:start-glue-point="4" draw:end-shape="id2" draw:end-glue-point="8" svg:d="M21300 8100v-3750h-7500" svg:viewBox="0 0 7501 3751">
          <text:p/>
        </draw:connector>
        <draw:line draw:style-name="gr12" draw:text-style-name="P2" draw:layer="layout" svg:x1="5.7cm" svg:y1="1.7cm" svg:x2="5.7cm" svg:y2="5cm">
          <text:p text:style-name="P1"/>
          <text:p text:style-name="P1"/>
          <text:p text:style-name="P1"/>
          <text:p text:style-name="P1"/>
        </draw:line>
        <draw:line draw:style-name="gr9" draw:text-style-name="P2" draw:layer="layout" svg:x1="7.3cm" svg:y1="6.2cm" svg:x2="10.1cm" svg:y2="5.1cm">
          <text:p/>
        </draw:line>
        <draw:line draw:style-name="gr10" draw:text-style-name="P2" draw:layer="layout" svg:x1="3.7cm" svg:y1="17.1cm" svg:x2="4.6cm" svg:y2="17.1cm">
          <text:p/>
        </draw:line>
        <draw:custom-shape draw:style-name="gr13" draw:text-style-name="P1" draw:layer="layout" svg:width="11.2cm" svg:height="7.3cm" svg:x="15cm" svg:y="11.6cm">
          <text:p text:style-name="P1">Adams Processor:</text:p>
          <text:p text:style-name="P1">Custom Routines</text:p>
          <text:p text:style-name="P1">For Image Processin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2" draw:layer="layout" svg:x1="11.5cm" svg:y1="12.9cm" svg:x2="19.7cm" svg:y2="12.9cm">
          <text:p text:style-name="P1">14</text:p>
          <text:p text:style-name="P1"/>
        </draw:line>
        <draw:line draw:style-name="gr14" draw:text-style-name="P2" draw:layer="layout" svg:x1="11.5cm" svg:y1="16.4cm" svg:x2="17cm" svg:y2="16.4cm">
          <text:p text:style-name="P1">15</text:p>
          <text:p text:style-name="P1"/>
        </draw:line>
        <draw:frame draw:style-name="gr15" draw:text-style-name="P3" draw:layer="layout" svg:width="0.853cm" svg:height="0.962cm" svg:x="5.847cm" svg:y="3.4cm">
          <draw:text-box>
            <text:p>2</text:p>
          </draw:text-box>
        </draw:frame>
        <draw:frame draw:style-name="gr15" draw:text-style-name="P3" draw:layer="layout" svg:width="0.853cm" svg:height="0.962cm" svg:x="3.747cm" svg:y="5cm">
          <draw:text-box>
            <text:p>1</text:p>
          </draw:text-box>
        </draw:frame>
        <draw:frame draw:style-name="gr15" draw:text-style-name="P3" draw:layer="layout" svg:width="0.853cm" svg:height="0.962cm" svg:x="3.7cm" svg:y="11.1cm">
          <draw:text-box>
            <text:p>4</text:p>
          </draw:text-box>
        </draw:frame>
        <draw:frame draw:style-name="gr16" draw:text-style-name="P3" draw:layer="layout" svg:width="1.205cm" svg:height="0.962cm" svg:x="3.5cm" svg:y="16.038cm">
          <draw:text-box>
            <text:p>18</text:p>
          </draw:text-box>
        </draw:frame>
        <draw:frame draw:style-name="gr15" draw:text-style-name="P3" draw:layer="layout" svg:width="0.853cm" svg:height="0.962cm" svg:x="8.947cm" svg:y="5.338cm">
          <draw:text-box>
            <text:p>3</text:p>
          </draw:text-box>
        </draw:frame>
        <draw:frame draw:style-name="gr17" draw:text-style-name="P3" draw:layer="layout" svg:width="0.853cm" svg:height="0.962cm" svg:x="7.6cm" svg:y="8.338cm">
          <draw:text-box>
            <text:p>5</text:p>
          </draw:text-box>
        </draw:frame>
        <draw:frame draw:style-name="gr16" draw:text-style-name="P3" draw:layer="layout" svg:width="1.205cm" svg:height="0.962cm" svg:x="7.647cm" svg:y="9.7cm">
          <draw:text-box>
            <text:p>12</text:p>
          </draw:text-box>
        </draw:frame>
        <draw:frame draw:style-name="gr16" draw:text-style-name="P3" draw:layer="layout" svg:width="1.205cm" svg:height="0.962cm" svg:x="7.547cm" svg:y="13.238cm">
          <draw:text-box>
            <text:p>13</text:p>
          </draw:text-box>
        </draw:frame>
        <draw:frame draw:style-name="gr16" draw:text-style-name="P3" draw:layer="layout" svg:width="1.205cm" svg:height="0.962cm" svg:x="7.447cm" svg:y="17.9cm">
          <draw:text-box>
            <text:p>16</text:p>
          </draw:text-box>
        </draw:frame>
        <draw:frame draw:style-name="gr15" draw:text-style-name="P3" draw:layer="layout" svg:width="0.853cm" svg:height="0.962cm" svg:x="11.8cm" svg:y="7.6cm">
          <draw:text-box>
            <text:p>6</text:p>
          </draw:text-box>
        </draw:frame>
        <draw:frame draw:style-name="gr16" draw:text-style-name="P3" draw:layer="layout" svg:width="1.205cm" svg:height="0.962cm" svg:x="11.947cm" svg:y="9.838cm">
          <draw:text-box>
            <text:p>11</text:p>
          </draw:text-box>
        </draw:frame>
        <draw:frame draw:style-name="gr15" draw:text-style-name="P3" draw:layer="layout" svg:width="0.853cm" svg:height="0.962cm" svg:x="16.9cm" svg:y="7.9cm">
          <draw:text-box>
            <text:p>7</text:p>
          </draw:text-box>
        </draw:frame>
        <draw:frame draw:style-name="gr16" draw:text-style-name="P3" draw:layer="layout" svg:width="1.205cm" svg:height="0.962cm" svg:x="17.047cm" svg:y="9.738cm">
          <draw:text-box>
            <text:p>10</text:p>
          </draw:text-box>
        </draw:frame>
        <draw:frame draw:style-name="gr18" draw:text-style-name="P3" draw:layer="layout" svg:width="1.56cm" svg:height="0.962cm" svg:x="21.247cm" svg:y="4.9cm">
          <draw:text-box>
            <text:p>8, 9</text:p>
          </draw:text-box>
        </draw:frame>
        <draw:connector draw:style-name="gr19" draw:text-style-name="P1" draw:layer="layout" draw:line-skew="2.903cm" svg:x1="5.9cm" svg:y1="7.892cm" svg:x2="14.8cm" svg:y2="1.7cm" draw:start-shape="id3" draw:start-glue-point="0" draw:end-shape="id4" svg:d="M5900 7892v-192h8900v-6000" svg:viewBox="0 0 8901 6193">
          <text:p/>
        </draw:connector>
        <draw:frame draw:style-name="gr16" draw:text-style-name="P3" draw:layer="layout" svg:width="1.205cm" svg:height="0.962cm" svg:x="8.8cm" svg:y="6.838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6:09:56.346856506</meta:creation-date>
    <dc:date>2018-01-24T20:25:36.764739957</dc:date>
    <meta:editing-duration>PT51S</meta:editing-duration>
    <meta:editing-cycles>2</meta:editing-cycles>
    <meta:generator>LibreOffice/5.2.7.2$Linux_X86_64 LibreOffice_project/20m0$Build-2</meta:generator>
    <meta:document-statistic meta:object-count="43"/>
  </office:meta>
</office:document-meta>
</file>